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2722f" officeooo:paragraph-rsid="0012722f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1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5" style:family="paragraph" style:parent-style-name="Preformatted_20_Text">
      <style:paragraph-properties fo:text-align="start" style:justify-single-word="false"/>
      <style:text-properties fo:color="#808080" style:font-name="Courier New1" officeooo:rsid="0012722f" officeooo:paragraph-rsid="0012722f"/>
    </style:style>
    <style:style style:name="P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1"/>
    </style:style>
    <style:style style:name="P7" style:family="paragraph" style:parent-style-name="Preformatted_20_Text">
      <style:paragraph-properties fo:text-align="start" style:justify-single-word="false" fo:break-before="page"/>
      <style:text-properties fo:color="#808080" style:font-name="Courier New1" officeooo:rsid="0012722f" officeooo:paragraph-rsid="0012722f"/>
    </style:style>
    <style:style style:name="P8" style:family="paragraph" style:parent-style-name="Heading_20_1" style:master-page-name="First_20_Page">
      <style:paragraph-properties style:page-number="auto"/>
      <style:text-properties officeooo:rsid="0012722f" officeooo:paragraph-rsid="0012722f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2722f"/>
    </style:style>
    <style:style style:name="T4" style:family="text">
      <style:text-properties fo:color="#9876aa"/>
    </style:style>
    <style:style style:name="T5" style:family="text">
      <style:text-properties fo:color="#9876aa" style:font-name="Courier New1"/>
    </style:style>
    <style:style style:name="T6" style:family="text">
      <style:text-properties fo:color="#cc7832"/>
    </style:style>
    <style:style style:name="T7" style:family="text">
      <style:text-properties fo:color="#cc7832" fo:font-weight="bold"/>
    </style:style>
    <style:style style:name="T8" style:family="text">
      <style:text-properties fo:color="#cc7832" style:font-name="Courier New1"/>
    </style:style>
    <style:style style:name="T9" style:family="text">
      <style:text-properties fo:color="#cc7832" style:font-name="Courier New1" fo:font-weight="bold"/>
    </style:style>
    <style:style style:name="T10" style:family="text">
      <style:text-properties style:font-name="Courier New1"/>
    </style:style>
    <style:style style:name="T11" style:family="text">
      <style:text-properties fo:color="#6a8759" style:font-name="Courier New1"/>
    </style:style>
    <style:style style:name="T12" style:family="text">
      <style:text-properties fo:color="#6897bb" style:font-name="Courier New1"/>
    </style:style>
    <style:style style:name="T13" style:family="text">
      <style:text-properties fo:color="#808080"/>
    </style:style>
    <style:style style:name="T14" style:family="text">
      <style:text-properties fo:color="#808080" style:font-name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78782300" text:style-name="Outline">
        <text:list-item>
          <text:h text:style-name="P8" text:outline-level="1">AlertDialog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text:span text:style-name="T3">Mensajeria</text:span></text:p>
      <text:p text:style-name="Standard"/>
      <text:p text:style-name="Standard">F.Creación: <text:span text:style-name="T3">20</text:span>-<text:bookmark text:name="_GoBack"/>6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7">// Generate dialog</text:p>
      <text:p text:style-name="P3">AlertDialog <text:span text:style-name="T4">dialog </text:span>= <text:span text:style-name="T7">new </text:span>AlertDialog(</text:p>
      <text:p text:style-name="P4"><text:s text:c="4"/><text:span text:style-name="T10">content: </text:span><text:span text:style-name="T9">new </text:span><text:span text:style-name="T10">Text(</text:span></text:p>
      <text:p text:style-name="P4"><text:s text:c="2"/><text:span text:style-name="T11">"Hello World!"</text:span><text:span text:style-name="T8">,</text:span></text:p>
      <text:p text:style-name="P4"><text:span text:style-name="T6"><text:s text:c="2"/></text:span><text:span text:style-name="T10">style: </text:span><text:span text:style-name="T9">new </text:span><text:span text:style-name="T10">TextStyle(fontSize: </text:span><text:span text:style-name="T12">30.0</text:span><text:span text:style-name="T10">)</text:span><text:span text:style-name="T8">,</text:span></text:p>
      <text:p text:style-name="P6">))<text:span text:style-name="T6">;</text:span></text:p>
      <text:p text:style-name="P2"/>
      <text:p text:style-name="P5">// On press of the button</text:p>
      <text:p text:style-name="P3">onPressed: () {</text:p>
      <text:p text:style-name="P4"><text:s text:c="2"/><text:span text:style-name="T14">// Show dialog</text:span></text:p>
      <text:p text:style-name="P4"><text:span text:style-name="T13"><text:s text:c="2"/></text:span><text:span text:style-name="T10">showDialog(context: context</text:span><text:span text:style-name="T8">, </text:span><text:span text:style-name="T10">child: </text:span><text:span text:style-name="T5">dialog</text:span><text:span text:style-name="T10">)</text:span><text:span text:style-name="T8">;</text:span></text:p>
      <text:p text:style-name="P6">})<text:span text:style-name="T6">,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4</meta:editing-cycles>
    <meta:creation-date>2018-03-07T12:45:00</meta:creation-date>
    <dc:date>2018-06-20T11:34:05.845000000</dc:date>
    <meta:editing-duration>PT4M54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20" meta:word-count="52" meta:character-count="400" meta:non-whitespace-character-count="3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